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style:text-underline-style="none" style:font-weight-complex="bold"/>
    </style:style>
    <style:style style:name="T2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9"/>
      <text:p text:style-name="P15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1"><text:s/></text:span><text:span text:style-name="T26">$</text:span><text:span text:style-name="T16">allSerial </text:span></text:p>
      <text:p text:style-name="P17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18"/>
      <text:p text:style-name="P5">Относительная погрешность измерения:</text:p>
      <text:p text:style-name="P7"><text:span text:style-name="T25">ДКС- </text:span><text:span text:style-name="T17">AT$type</text:span>: ± <text:span text:style-name="T14">15</text:span> %</text:p>
      <text:p text:style-name="P11"/>
      <text:p text:style-name="P4">Условия эксплуатации: </text:p>
      <text:p text:style-name="P19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19"><text:span text:style-name="T9">- <text:s/></text:span><text:span text:style-name="T4">Атмосферное давление<text:tab/><text:tab/><text:tab/><text:tab/>98,5 </text:span><text:span text:style-name="T9">kPa</text:span></text:p>
      <text:p text:style-name="P19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19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32"/>
      <text:p text:style-name="P33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3">Дозиметр рентгеновского и гамма-излучения ДКС-</text:span>$type<text:span text:style-name="T23"> </text:span>зав № $bd_num1<text:span text:style-name="T32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4">Относи-тельная</text:span><text:span text:style-name="T30"> </text:span><text:span text:style-name="T24">погреш-ность</text:span><text:span text:style-name="T30"> </text:span><text:span text:style-name="T24">измерения</text:span> </text:p>
            <text:p text:style-name="P36"><text:span text:style-name="T27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2"><text:span text:style-name="T23">Довери-тель</text:span>ная граница погреш-ности измерения <text:span text:style-name="T18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35"><text:span text:style-name="T28">Предел основной </text:span><text:span text:style-name="T23">относи-тельной</text:span> <text:span text:style-name="T14">погреш-ности</text:span>, </text:p>
            <text:p text:style-name="P3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5">H</text:span><text:span text:style-name="T20">2</text:span></text:p>
          </table:table-cell>
          <table:table-cell table:style-name="t1.D3" office:value-type="string">
            <text:p text:style-name="P30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3">0,07</text:span>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4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0,7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3">0,7</text:span>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<text:span text:style-name="T14">8</text:span></text:p>
          </table:table-cell>
          <table:table-cell table:style-name="t1.B13" office:value-type="string">
            <text:p text:style-name="P14">$1-4<text:span text:style-name="T14">8</text:span></text:p>
          </table:table-cell>
          <table:table-cell table:style-name="t1.B13" office:value-type="string">
            <text:p text:style-name="P14">$1-5<text:span text:style-name="T14">8</text:span></text:p>
          </table:table-cell>
          <table:table-cell table:style-name="t1.B13" office:value-type="string">
            <text:p text:style-name="P14">$1-6<text:span text:style-name="T14">8</text:span></text:p>
          </table:table-cell>
          <table:table-cell table:style-name="t1.B13" office:value-type="string">
            <text:p text:style-name="P14">$1-7<text:span text:style-name="T14">8</text:span></text:p>
          </table:table-cell>
          <table:table-cell table:style-name="t1.B13" office:value-type="string">
            <text:p text:style-name="P14">$1-8<text:span text:style-name="T14">8</text:span></text:p>
          </table:table-cell>
          <table:table-cell table:style-name="t1.B13" office:value-type="string">
            <text:p text:style-name="P14">$1-0<text:span text:style-name="T14">8</text:span></text:p>
          </table:table-cell>
          <table:table-cell table:style-name="t1.B13" office:value-type="string">
            <text:p text:style-name="P14">$1-1<text:span text:style-name="T14">8</text:span></text:p>
          </table:table-cell>
          <table:table-cell table:style-name="t1.B13" office:value-type="string">
            <text:p text:style-name="P14">$1-2<text:span text:style-name="T14">8</text:span></text:p>
          </table:table-cell>
          <table:covered-table-cell/>
        </table:table-row>
      </table:table>
      <text:p text:style-name="P34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7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7">(<text:span text:style-name="T29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2:27.79</dc:date>
    <meta:print-date>2019-04-03T15:18:00</meta:print-date>
    <meta:editing-cycles>133</meta:editing-cycles>
    <meta:editing-duration>PT8H44M48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6" meta:character-count="1540"/>
  </office:meta>
</office:document-meta>
</file>